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4c72" officeooo:paragraph-rsid="00114c72"/>
    </style:style>
    <style:style style:name="P2" style:family="paragraph" style:parent-style-name="Standard">
      <style:text-properties officeooo:rsid="00116b2a" officeooo:paragraph-rsid="00116b2a"/>
    </style:style>
    <style:style style:name="P3" style:family="paragraph" style:parent-style-name="Standard" style:list-style-name="L1">
      <style:text-properties officeooo:rsid="00116b2a" officeooo:paragraph-rsid="00116b2a"/>
    </style:style>
    <style:style style:name="P4" style:family="paragraph" style:parent-style-name="Standard" style:list-style-name="L1">
      <style:text-properties officeooo:rsid="00129eda" officeooo:paragraph-rsid="00129eda"/>
    </style:style>
    <style:style style:name="P5" style:family="paragraph" style:parent-style-name="Standard">
      <style:text-properties officeooo:rsid="00129eda" officeooo:paragraph-rsid="00129eda"/>
    </style:style>
    <style:style style:name="P6" style:family="paragraph" style:parent-style-name="Standard" style:list-style-name="L1">
      <style:text-properties officeooo:rsid="00140987" officeooo:paragraph-rsid="00140987"/>
    </style:style>
    <style:style style:name="T1" style:family="text">
      <style:text-properties officeooo:rsid="00116b2a"/>
    </style:style>
    <style:style style:name="T2" style:family="text">
      <style:text-properties officeooo:rsid="00129eda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нлайн галерея картинок. Содержит данные о, собственно, картинках, загрузивших/просмотревших их пользователях, художниках. Можно группировать картинки по тегам (какие-то общие предметы/характерные черты картинки) и по пулам (тематика, например). <text:span text:style-name="T1">Информация о пользователях, просмотревших картинку и, возможно, лайкнувших её, также хранится.</text:span></text:p>
      <text:p text:style-name="P1"/>
      <text:p text:style-name="P5">Тематика определяется по тегам?</text:p>
      <text:p text:style-name="P2">Запросы:</text:p>
      <text:list xml:id="list2245481123530573041" text:style-name="L1">
        <text:list-item>
          <text:p text:style-name="P3">Картинка с заданными тегами.</text:p>
        </text:list-item>
        <text:list-item>
          <text:p text:style-name="P3">Авторы, картинки которых загружает данный человек.</text:p>
        </text:list-item>
        <text:list-item>
          <text:p text:style-name="P3">Теги/картинки, наиболее популярные (по просмотрам/по лайкам) за последний месяц.</text:p>
        </text:list-item>
        <text:list-item>
          <text:p text:style-name="P3">Картинки с какими тегами чаще всего лайкает заданный человек?</text:p>
        </text:list-item>
        <text:list-item>
          <text:p text:style-name="P3">Художник, картины которого загружа<text:span text:style-name="T2">е</text:span>т больше всего людей.</text:p>
        </text:list-item>
        <text:list-item>
          <text:p text:style-name="P3">Тематика картин за последний год художника, которого чаще всего загружали за последний месяц. </text:p>
        </text:list-item>
        <text:list-item>
          <text:p text:style-name="P4">Насколько совпадает тематика картин, которые человек просматривает, с теми, которые он репостит (вывести различия??)?</text:p>
        </text:list-item>
        <text:list-item>
          <text:p text:style-name="P6">Картинки, которые интересны пользователю (взять теги, которые чаще всего встречались на лайкнутых картинках, и найти не просмотренные картинки, которые имеют больше всего этих тегов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Microsoft Ya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Microsoft Ya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7:37:03.944602347</meta:creation-date>
    <dc:date>2016-04-13T18:24:55.206972059</dc:date>
    <meta:editing-duration>PT4M59S</meta:editing-duration>
    <meta:editing-cycles>2</meta:editing-cycles>
    <meta:generator>LibreOffice/5.1.2.2.0$Linux_X86_64 LibreOffice_project/10m0$Build-2</meta:generator>
    <meta:document-statistic meta:table-count="0" meta:image-count="0" meta:object-count="0" meta:page-count="1" meta:paragraph-count="11" meta:word-count="137" meta:character-count="1064" meta:non-whitespace-character-count="945"/>
  </office:meta>
</office:document-meta>
</file>